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list-style-name="L1">
      <style:text-properties fo:font-size="12pt" style:font-size-asian="12pt" style:font-size-complex="12pt"/>
    </style:style>
    <style:style style:name="P6" style:family="paragraph" style:parent-style-name="Standard" style:list-style-name="L2">
      <style:text-properties fo:font-size="12pt" style:font-size-asian="12pt" style:font-size-complex="12pt"/>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24pt" style:font-size-asian="24pt" style:font-size-complex="2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Applikation</text:p>
      <text:p text:style-name="P3"/>
      <text:p text:style-name="P3">Im folgenden Kapitel „Applikation“ wird eine Übersicht über die einzelnen Screens der Applikation gegeben.</text:p>
      <text:p text:style-name="P2"/>
      <text:p text:style-name="P2">2.1 Aufbau der Screens</text:p>
      <text:p text:style-name="P3"/>
      <text:p text:style-name="P3">Um die Screens und die Zusammenhänge der Screens untereinander zu erstellen - wie das Bewegen von einen auf den anderen Screen - haben wir den Interface Builder und Storyboards benutzt, mit denen man simpel die Struktur der App und der Screens entwickeln kann.</text:p>
      <text:p text:style-name="P3"/>
      <text:p text:style-name="P3">Der Main-, Shop-, Lager-, Minispiel- und Developer Screen sind zusammen in einer Tab Bar enthalten, sodass man einfach und übersichtlich zwischen diesen Screens wechseln kann, da dies die Screens sind, die man am häufigsten benutzt.</text:p>
      <text:p text:style-name="P3"/>
      <text:p text:style-name="P3">Zusätzlich haben wir für jeden Screen eine eigene ViewController Klasse erstellt, da jeder Screen andere Funktionalitäten hat und auf ihnen unterschiedliche Dinge angezeigt werden.</text:p>
      <text:p text:style-name="P2"/>
      <text:p text:style-name="P2">2.2 Start Screen</text:p>
      <text:p text:style-name="P3"/>
      <text:p text:style-name="P3">Nachdem man das Spiel gestartet hat, gelangt man nach dem Intro Screen der App zum Start Screen.</text:p>
      <text:p text:style-name="P3">Je nachdem, ob man schon einen Spielstand hat oder nicht, erscheint entweder ein Register Screen oder ein Continue Screen.</text:p>
      <text:p text:style-name="P3">Auf dem Register Screen kommt man, wenn man noch keinen Spielstand hat. Hier kann man seinem Piraten einen Namen geben und somit einen neuen Piraten erstellen.</text:p>
      <text:p text:style-name="P3"/>
      <text:p text:style-name="P3">Falls man schon einen Spielstand hat, gelangt man auf den Continue Screen. Dort wird einem das Gold, das Level und der Name seines Piraten angezeigt und durch das Klicken auf „Start Game“ startet man seinen gespeicherten Spielstand.</text:p>
      <text:p text:style-name="P3"/>
      <text:p text:style-name="P3">Um zu entscheidet, welcher Screen angezeigt werden soll, wird in der Datenbank nachgeschaut, ob schon ein Pirat angelegt ist oder nicht. Je nachdem wird dann das jeweilige Storyboard zum starten ausgewählt. Dies war eine einfache Lösung, um das Problem zu lösen, dass man 2 verschiedene Startmöglichkeiten hat: Ist ein Charakter schon angelegt oder nicht?</text:p>
      <text:p text:style-name="P2"/>
      <text:p text:style-name="P2">2.3 Main Screen</text:p>
      <text:p text:style-name="P3"/>
      <text:p text:style-name="P3">Nach dem Fortfahren oder Erstellen des Piraten ist der Main Screen der erste Screen, den man sieht.</text:p>
      <text:p text:style-name="P3">Dort werden alle wichtigen Informationen über den Piraten selbst angezeigt, wie Gold, sein Leben und sein Level in Form seines Aussehens.</text:p>
      <text:p text:style-name="P3"/>
      <text:p text:style-name="P3">Ein weiterer großer Punkt, der hier angezeigt wird, sind die aktuellen Bedürfnisse des Piraten. Diese werden in Textform in der Mitte des Bildschirmes angezeigt, falls es irgendwelche aktuellen gibt.</text:p>
      <text:p text:style-name="P3">Um diese erfüllen zu können, haben wir ein Dropdown Menü mit Buttons erstellt, mit denen man den Piraten zum Beispiel füttern kann.</text:p>
      <text:p text:style-name="P3"/>
      <text:p text:style-name="P3">Probleme bei der Anzeige hat hier das Dropdown Menü gemacht, da es nicht standardmäßig in XCode vorhanden ist. Gelöst haben wir das Problem, in dem wir einfach eine H-Box mit Buttons <text:soft-page-break/>erzeugt haben, die man über einen anderen Button anzeigen und wieder verstecken kann.</text:p>
      <text:p text:style-name="P2"/>
      <text:p text:style-name="P2">2.4 Shop Screen</text:p>
      <text:p text:style-name="P3"/>
      <text:p text:style-name="P3">Einen wichtigen Teil des Spiels stellt der Shop dar, da man fast nur dort die Items bekommt, die man zum Erfüllen der Bedürfnisse benötigt.</text:p>
      <text:p text:style-name="P3">Die zu kaufenden Items werden auf dem Bildschirm dargestellt und sind eigentlich Buttons, damit dem Benutzer beim Klicken auf das Item der Preis, der Name, die bereits vorhandene Anzahl des Items und ein Kauf- und Verkauf Button für das jeweilige Item angezeigt wird.</text:p>
      <text:p text:style-name="P3">Außerdem wird im oberen rechten Teil des Bildschirmes die vorhanden Anzahl an Gold angezeigt, damit man sehen kann, ob man sich die Items überhaupt leisten kann.</text:p>
      <text:p text:style-name="P3"/>
      <text:p text:style-name="P3">Besonders hervorzuheben ist dabei, dass diese ganzen Informationen der Items generisch durch eine Funktion im Quellcode erzeugt werden, der man nur die Informationen über das angeklickte Item mitgeben muss.</text:p>
      <text:p text:style-name="P2"/>
      <text:p text:style-name="P2">2.5 Lager Screen</text:p>
      <text:p text:style-name="P3"/>
      <text:p text:style-name="P3">Der 3. Screen, der über die Tab Bar erreichbar ist, ist das Lager. Dort kann man die Anzahl seiner Items sehen, die durch eine Zahl über dem entsprechendem Item angezeigt wird.</text:p>
      <text:p text:style-name="P3"/>
      <text:p text:style-name="P3">Ein weiteres lustiges Feature, dass wir uns ausgedacht haben, ist das Gehen auf Raubzüge, was bei einem echten Piraten natürlich nicht fehlen darf. Dafür muss man auf den „Plündern“-Button im Lager klicken, wodurch der Pirat entweder ein zufälliges Item oder Gold bekommt oder ein Leben verliert. Die Erfolgsquote ist dabei abhängig vom Level des Piraten, sprich: Je höher das Level des Piraten ist, desto höher ist die Chance ein Item zu bekommen.</text:p>
      <text:p text:style-name="P2"/>
      <text:p text:style-name="P2">2.6 Minispiel Screen</text:p>
      <text:p text:style-name="P3"/>
      <text:p text:style-name="P3">Der letzte für den Benutzer wichtige Screen ist der Minispiel Screen. Dort werden alle vorhandenen Minispiele angezeigt, die man von dort aus auch Spielen kann. Über die Minispiele selbst wird im Punkt „3. Minispiele“ mehr berichtet und hier nicht weiter darauf eingegangen.</text:p>
      <text:p text:style-name="P1"/>
      <text:p text:style-name="P2">2.7 Developer Screen</text:p>
      <text:p text:style-name="P3"/>
      <text:p text:style-name="P3">Ganz am Ende der Tab Bar befindet sich der Developer Screen, welcher dafür entwickelt wurde gewisse Aktivitäten triggern zu können, um Funktionalitäten der App einfacher zu testen.</text:p>
      <text:p text:style-name="P3"/>
      <text:p text:style-name="P3">Dies ist durch das Klicken der jeweiligen Buttons möglich, auf denen steht, was beim Klicken passiert.</text:p>
      <text:p text:style-name="P1"/>
      <text:p text:style-name="P1">3. Minispiele</text:p>
      <text:p text:style-name="P3"/>
      <text:p text:style-name="P3">Um die App spannender zu gestalten, haben wir uns entschieden Minispiele als zusätzliche Features hinzuzufügen, damit auch die Geschicklichkeit des Benutzers gefordert wird.</text:p>
      <text:p text:style-name="P3">Die Minispiele sind über den Minispiel Screen erreichbar, welcher alle verfügbaren Minispiele anzeigt.</text:p>
      <text:p text:style-name="P2"><text:soft-page-break/></text:p>
      <text:p text:style-name="P2">3.1 Schiffssause</text:p>
      <text:p text:style-name="P3"/>
      <text:p text:style-name="P3">Das erste Spiel ist das Geschicklichkeitsspiel „Schiffssause“, bei dem es darum geht mit einem Schiff einer gewissen Anzahl an auf einem zukommenden Objekten, wie Inseln oder Seemonstern, auszuweichen.</text:p>
      <text:p text:style-name="P3"/>
      <text:p text:style-name="P3">Der Spielverlauf ist folgendermaßen:</text:p>
      <text:list xml:id="list6684578228796642525" text:style-name="L1">
        <text:list-item>
          <text:p text:style-name="P5">Als erstes kommt man auf den Willkommensbildschirm des Spieles.</text:p>
        </text:list-item>
        <text:list-item>
          <text:p text:style-name="P5">Wenn man dort auf den Bildschirm tippt gelangt man zum Spielbildschirm und das Spiel beginnt sofort.</text:p>
        </text:list-item>
        <text:list-item>
          <text:p text:style-name="P5">Gegenstände kommen auf den Spieler zu und dieser muss ihnen ausweichen oder kann gelegentlich Goldstücke einsammeln, die dem Piraten gutgeschrieben werden</text:p>
        </text:list-item>
        <text:list-item>
          <text:p text:style-name="P5">Dabei wird die Geschwindigkeit der Objekte nach und nach schneller, was das Spiel im Verlauf immer schwieriger macht.</text:p>
        </text:list-item>
        <text:list-item>
          <text:p text:style-name="P5">Berührt der Spieler eines der Objekte wird das Spiel langsam beendet und die Anzahl der Ausgewichenen Gegenständen wird dem Spieler angezeigt</text:p>
        </text:list-item>
        <text:list-item>
          <text:p text:style-name="P5">Anschließend gelangt er wieder zum Startbildschirm.</text:p>
        </text:list-item>
      </text:list>
      <text:p text:style-name="P3"/>
      <text:p text:style-name="P3">Das Design ist dabei relativ einfach gehalten, um das Spiel und die Steuerung so intuitiv wie möglich zu lassen, zum Beispiel durch die 2 großen Steuerungsknöpfe.</text:p>
      <text:p text:style-name="P3"/>
      <text:p text:style-name="P3">Als Framework für das Spiel haben wir SpriteKit verwendet, da es das Standard Framework für einfache 2D Spiele für IOS ist und sich einfach in die App einbinden lässt.</text:p>
      <text:p text:style-name="P3">Die Erstellung des Spieles ließ sich anschließend in 3 Bereiche einteilen:</text:p>
      <text:list xml:id="list1653829540799937916" text:style-name="L2">
        <text:list-item>
          <text:p text:style-name="P6">Das Erstellen des Grundgerüsts</text:p>
        </text:list-item>
        <text:list-item>
          <text:p text:style-name="P6">Den Spieler/Schiff erschaffen und es bewegen können</text:p>
        </text:list-item>
        <text:list-item>
          <text:p text:style-name="P6">Die Objekte erstellen, denen man ausweichen muss</text:p>
        </text:list-item>
      </text:list>
      <text:p text:style-name="P3"/>
      <text:p text:style-name="P3">Wir hatten uns anfangs überlegt die Steuerung des Spielers nicht über Knöpfe, sondern über das Neigen des Handy zu realisieren. Da man die App aber nur auf dem Simulator und keinem echten Gerät testen kann und sich das Neigen nicht so einfach für Spiele auf dem Simulator testen lässt, haben wir diese Idee wieder verwor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23T18:34:10.66</meta:creation-date>
    <dc:date>2018-08-25T18:04:39.97</dc:date>
    <meta:editing-duration>PT3H41M12S</meta:editing-duration>
    <meta:editing-cycles>116</meta:editing-cycles>
    <meta:generator>OpenOffice/4.1.3$Win32 OpenOffice.org_project/413m1$Build-9783</meta:generator>
    <meta:document-statistic meta:table-count="0" meta:image-count="0" meta:object-count="0" meta:page-count="3" meta:paragraph-count="50" meta:word-count="1047" meta:character-count="6699"/>
  </office:meta>
</office:document-meta>
</file>